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5" style:family="paragraph" style:parent-style-name="Standard">
      <style:paragraph-properties fo:margin-left="0in" fo:margin-right="0in" fo:line-height="0.278in" fo:text-align="justify" style:justify-single-word="false" fo:text-indent="0.3937in" style:auto-text-indent="false"/>
    </style:style>
    <style:style style:name="P6" style:family="paragraph" style:parent-style-name="Standard" style:list-style-name="WW8Num3">
      <style:paragraph-properties fo:line-height="0.278in"/>
    </style:style>
    <style:style style:name="P7" style:family="paragraph" style:parent-style-name="Standard" style:list-style-name="WW8Num3">
      <style:paragraph-properties fo:line-height="0.278in" fo:text-align="justify" style:justify-single-word="false"/>
    </style:style>
    <style:style style:name="P8" style:family="paragraph" style:parent-style-name="Standard">
      <style:text-properties fo:font-size="11pt" style:font-size-asian="11pt" style:font-size-complex="11pt"/>
    </style:style>
    <style:style style:name="P9" style:family="paragraph" style:parent-style-name="Standard">
      <style:paragraph-properties fo:margin-left="0in" fo:margin-right="0in" fo:line-height="0.278in" fo:text-align="justify" style:justify-single-word="false" fo:text-indent="0.3937in" style:auto-text-indent="false"/>
    </style:style>
    <style:style style:name="P10" style:family="paragraph" style:parent-style-name="Standard">
      <style:paragraph-properties fo:margin-left="0.25in" fo:margin-right="0in" fo:line-height="0.278in" fo:text-align="justify" style:justify-single-word="false" fo:text-indent="0.2425in" style:auto-text-indent="false"/>
    </style:style>
    <style:style style:name="P11" style:family="paragraph" style:parent-style-name="Heading_20_1">
      <style:paragraph-properties fo:line-height="0.278in"/>
    </style:style>
    <style:style style:name="P12" style:family="paragraph" style:parent-style-name="PN">
      <style:paragraph-properties fo:line-height="0.278in"/>
    </style:style>
    <style:style style:name="P13" style:family="paragraph" style:parent-style-name="PN" style:list-style-name="WW8Num3">
      <style:paragraph-properties fo:line-height="0.278in"/>
    </style:style>
    <style:style style:name="P14" style:family="paragraph" style:parent-style-name="PN" style:list-style-name="WW8Num4">
      <style:paragraph-properties fo:line-height="0.278in"/>
    </style:style>
    <style:style style:name="P15" style:family="paragraph" style:parent-style-name="PN">
      <style:paragraph-properties fo:margin-left="0.25in" fo:margin-right="0in" fo:line-height="0.278in" fo:text-indent="0.2425in" style:auto-text-indent="false"/>
    </style:style>
    <style:style style:name="P16" style:family="paragraph" style:parent-style-name="PN">
      <style:paragraph-properties fo:margin-left="0.5in" fo:margin-right="0in" fo:line-height="0.278in" fo:text-indent="0in" style:auto-text-indent="false"/>
    </style:style>
    <style:style style:name="P17" style:family="paragraph" style:parent-style-name="PN">
      <style:paragraph-properties fo:line-height="0.278in" fo:text-align="center" style:justify-single-word="false" fo:break-before="page"/>
      <style:text-properties style:text-underline-style="solid" style:text-underline-width="auto" style:text-underline-color="font-color"/>
    </style:style>
    <style:style style:name="P18" style:family="paragraph" style:parent-style-name="PN">
      <style:paragraph-properties fo:margin-left="0in" fo:margin-right="0in" fo:line-height="0.278in" fo:text-align="center" style:justify-single-word="false" fo:text-indent="0in" style:auto-text-indent="false" fo:break-before="page"/>
      <style:text-properties style:text-underline-style="solid" style:text-underline-width="auto" style:text-underline-color="font-color"/>
    </style:style>
    <style:style style:name="P19" style:family="paragraph" style:parent-style-name="PN">
      <style:paragraph-properties fo:margin-left="0.25in" fo:margin-right="0in" fo:line-height="0.278in" fo:text-indent="0in" style:auto-text-indent="false"/>
    </style:style>
    <style:style style:name="P20" style:family="paragraph" style:parent-style-name="TC" style:master-page-name="Standard">
      <style:paragraph-properties fo:margin-left="0in" fo:margin-right="0in" fo:line-height="0.278in" fo:text-indent="0in" style:auto-text-indent="false" style:page-number="auto"/>
    </style:style>
    <style:style style:name="P21" style:family="paragraph" style:parent-style-name="Header">
      <style:paragraph-properties fo:text-align="center" style:justify-single-word="false"/>
      <style:text-properties fo:language="en" fo:country="US" style:language-asian="en" style:country-asian="US"/>
    </style:style>
    <style:style style:name="P22" style:family="paragraph" style:parent-style-name="Paragraphe_20_de_20_liste">
      <style:paragraph-properties fo:line-height="0.278in"/>
    </style:style>
    <style:style style:name="P23" style:family="paragraph" style:parent-style-name="Paragraphe_20_de_20_liste" style:list-style-name="WW8Num4">
      <style:paragraph-properties fo:line-height="0.278in" fo:text-align="justify" style:justify-single-word="false"/>
    </style:style>
    <style:style style:name="P24" style:family="paragraph" style:parent-style-name="Paragraphe_20_de_20_liste">
      <style:paragraph-properties fo:margin-left="0.25in" fo:margin-right="0in" fo:line-height="0.278in" fo:text-indent="0in" style:auto-text-indent="false"/>
    </style:style>
    <style:style style:name="P2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style:text-position="sub 58%"/>
    </style:style>
    <style:style style:name="T3" style:family="text">
      <style:text-properties fo:color="#ff0000"/>
    </style:style>
    <style:style style:name="T4" style:family="text">
      <style:text-properties fo:color="#ff0000" officeooo:rsid="000bbe95"/>
    </style:style>
    <style:style style:name="T5" style:family="text">
      <style:text-properties officeooo:rsid="000bbe95"/>
    </style:style>
    <style:style style:name="T6" style:family="text">
      <style:text-properties officeooo:rsid="000c4a84"/>
    </style:style>
    <style:style style:name="T7" style:family="text"/>
    <style:style style:name="T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tracked-changes>
        <text:changed-region xml:id="ct102500432" text:id="ct102500432">
          <text:insertion>
            <office:change-info>
              <dc:creator>Pierre Vignéras</dc:creator>
              <dc:date>2014-09-05T09:55:00</dc:date>
            </office:change-info>
          </text:insertion>
        </text:changed-region>
        <text:changed-region xml:id="ct102180160" text:id="ct102180160">
          <text:deletion>
            <office:change-info>
              <dc:creator>Pierre Vignéras</dc:creator>
              <dc:date>2014-09-05T09:55:00</dc:date>
            </office:change-info>
            <text:p text:style-name="P5">in</text:p>
          </text:deletion>
        </text:changed-region>
        <text:changed-region xml:id="ct86592432" text:id="ct86592432">
          <text:insertion>
            <office:change-info>
              <dc:creator>Pierre Vignéras</dc:creator>
              <dc:date>2014-09-05T09: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écanisme haute performance pour génération d’informations de journalisation d’un processus informatique</text:p>
      <text:p text:style-name="P12"/>
      <text:p text:style-name="P12"/>
      <text:h text:style-name="P11" text:outline-level="1">DOMAINE DE L’INVENTION</text:h>
      <text:p text:style-name="P5"/>
      <text:p text:style-name="P5">L’invention concerne le domaine de la journalisation de processus au sein d’une application logicielle exécutée sur un ensemble de dispositifs de traitement de l’information. Plus particulièrement, l’invention concerne un procédé permettant la journalisation de processus dans le cas d’une application logicielle fonctionnant avec plusieurs processus et/ou fils d’exécution.</text:p>
      <text:p text:style-name="P5"/>
      <text:h text:style-name="P11" text:outline-level="1">CONTEXTE DE L’INVENTION</text:h>
      <text:p text:style-name="P5"/>
      <text:p text:style-name="P5">La journalisation ou « <text:span text:style-name="T1">logging</text:span> » en langue anglaise est un mécanisme permettant d’exporter des informations en cours d’exécution d’une application logicielle destinée au développeur, au testeur, ou à d’autres personnes d’une équipe technique ayant en charge l’application logicielle. Ces informations permettent de révéler certains dysfonctionnements, ou, ceux-ci connus, d’en faciliter la détermination de la cause et la correction. L’exportation des informations de journalisation peut se faire pendant des phases de développement de l’application logicielle, ou en phase de tests au sein d’une communauté de testeurs, mais également en phase de production. Les informations de journalisation sont alors exportées chez les utilisateurs de l’application, mais peuvent être « remontées » d’une façon ou d’une autre à l’équipe technique en charge du logiciel.</text:p>
      <text:p text:style-name="P5">Les informations de journalisation peuvent être exportées vers un terminal de visualisation, ou vers une mémoire, notamment une mémoire de masse de type « disque dur ». </text:p>
      <text:p text:style-name="P5"><text:soft-page-break/></text:p>
      <text:p text:style-name="P5">Certains applications logicielles « critiques » nécessitent des temps de réponse fortement contraints mais requièrent une grande quantité de calculs. Pour concilier ces deux exigences, elles sont classiquement déployées sur des systèmes composés d’un ensemble de dispositifs de traitement de l’information. Il est alors fait appel à des techniques de programmation parallèle afin de tirer profit de ces dispositifs de traitement. </text:p>
      <text:p text:style-name="P5">Toutefois, malgré ce parallélisme qui peut être massif, concilier le temps de réponse et le traitement d’une très grande quantité de calculs reste une contrainte forte.</text:p>
      <text:p text:style-name="P5">Or, la journalisation nécessite des entrées/sorties, vers un terminal de visualisation ou une mémoire, par exemples. Les mécanismes d’entrée/sorties sont coûteux en termes de temps de traitement. Par conséquent, la journalisation impacte les performances d’une application logicielle.</text:p>
      <text:p text:style-name="P5">Dans le cadre d’une application logicielle critique, il est même très souvent choisi de ne pas effectuer de journalisation afin de ne pas diminuer ses performances. Il en résulte alors une difficulté pour révéler et corriger les dysfonctionnements de cette application logicielle.</text:p>
      <text:p text:style-name="P5"/>
      <text:h text:style-name="P11" text:outline-level="1">RESUME DE L’INVENTION</text:h>
      <text:p text:style-name="P5"/>
      <text:p text:style-name="P12">Le but de la présente invention est d’améliorer l’état de la technique en fournissant des mécanismes pour permettre une journalisation efficace, y compris pour des applications logicielles critiques, notamment des applications logicielles parallèles. </text:p>
      <text:p text:style-name="P12"/>
      <text:p text:style-name="P12">Plus particulièrement, l’invention vise à fournir ….</text:p>
      <text:p text:style-name="P12"/>
      <text:p text:style-name="P12">A cette fin, la présente invention propose… [XXX ICI SERONT INSERES LES REVENDICATIONS DEFINITIVES XXX]</text:p>
      <text:p text:style-name="P12"><text:soft-page-break/>Suivant des modes de réalisation préférés, l’invention comprend une ou plusieurs des caractéristiques suivantes qui peuvent être utilisées séparément ou en combinaison partielle entre elles ou en combinaison totale entre elles : …[XXX ICI SERONT INSERES LES REVENDICATIONS DEPENDANTES DEFINITIVES XXX]</text:p>
      <text:p text:style-name="P12"/>
      <text:p text:style-name="P5"/>
      <text:p text:style-name="P5"/>
      <text:p text:style-name="P12">D'autres caractéristiques et avantages de l'invention apparaîtront à la lecture de la description qui suit d’un mode de réalisation préféré de l'invention, donnée à titre d'exemple et en référence aux dessins annexés.</text:p>
      <text:p text:style-name="P5"/>
      <text:h text:style-name="P11" text:outline-level="1">BREVE DESCRIPTION DES DESSINS</text:h>
      <text:p text:style-name="P5"/>
      <text:p text:style-name="P5">La figure 1 représente schématiquement un exemple de mise en œuvre de l’invention. </text:p>
      <text:p text:style-name="P5">La figure 2 représente schématiquement une machine à états finis selon un mode de réalisation de l’invention. </text:p>
      <text:p text:style-name="P5"><text:s/></text:p>
      <text:p text:style-name="P5"/>
      <text:h text:style-name="P11" text:outline-level="1">DESCRIPTION DETAILLEE DE L’INVENTION</text:h>
      <text:p text:style-name="P5"/>
      <text:p text:style-name="P5">D’une façon logicielle, une application logicielle est constituée d’un ou plusieurs processus. </text:p>
      <text:p text:style-name="P5">Un processus, ou « process » en langue anglaise, peut être vu comme un programme en cours d’exécution par un système de traitement de l’information (ou ordinateur). Un processus peut être défini comme comportant :</text:p>
      <text:list xml:id="list5082038730337925175" text:style-name="WW8Num3">
        <text:list-item>
          <text:p text:style-name="P6">Un ensemble d'instructions à exécuter, pouvant être dans la mémoire morte, mais le plus souvent chargé depuis la mémoire de masse vers la mémoire vive ;</text:p>
        </text:list-item>
        <text:list-item>
          <text:p text:style-name="P6"><text:soft-page-break/>un espace d'adressage en mémoire vive pour stocker la pile, les données de travail, etc. ;</text:p>
        </text:list-item>
        <text:list-item>
          <text:p text:style-name="P6">Des ressources telles que les ports réseau.</text:p>
        </text:list-item>
      </text:list>
      <text:p text:style-name="P5"/>
      <text:p text:style-name="P5">Un même processus peut comporter plusieurs fils d’exécution ou, « threads » en langue anglaise, ou encore tâche ou processus léger. A la différence d’un processus, un fil d’exécution ne dispose pas de sa propre mémoire virtuelle mais la partage avec tous les fils d’un même processus.</text:p>
      <text:p text:style-name="P5">Dans l’exemple illustré par la figure 1, une application comporte deux processus P<text:span text:style-name="T2">1</text:span>, P<text:span text:style-name="T2">2</text:span>. Le processus P<text:span text:style-name="T2">1</text:span> comporte trois fils d’exécution F<text:span text:style-name="T2">1</text:span>, F<text:span text:style-name="T2">2</text:span>, F<text:span text:style-name="T2">3</text:span>. Quoi que cela ne soit pas représenté sur la figure, le processus P<text:span text:style-name="T2">2</text:span> peut également comporter plusieurs fils d’exécution. </text:p>
      <text:p text:style-name="P5">Il est à noter que les fils d’exécution peuvent avoir une durée de vie différente de celle des processus, et, a fortiori, de la durée d’exécution de l’application : les fils peuvent être exécutés dynamiquement en cours d’exécution du processus et terminés à tout moment, une fois la tâche pour laquelle ils sont prévus achevée. La figure 1 illustre donc une situation à un moment donné de l’exécution de l’application logicielle.</text:p>
      <text:p text:style-name="P5">Dans la suite, les fils d’exécution F<text:span text:style-name="T2">1</text:span>, F<text:span text:style-name="T2">2 </text:span>seront appelés « fils applicatif », afin de les distinguer du fil de journalisation F<text:span text:style-name="T2">j </text:span>et du fil de sortie F<text:span text:style-name="T2">s</text:span> qui seront décrit plus loin.</text:p>
      <text:p text:style-name="P5"/>
      <text:p text:style-name="P5">Le système de traitement de l’information permettant d’exécuter l’application logicielle est typiquement un système parallèle formé d’ensemble de dispositifs de traitement de l’information. </text:p>
      <text:p text:style-name="P5">Chaque dispositif de traitement de l’information peut être par exemple un microprocesseur avec des circuits associés (mémoire…), et le système est alors formé d’un ensemble de microprocesseurs interconnectés. Un autre exemple est celui d’un microprocesseur unique formant un système, et composé d’un ensemble de cœurs physiques. Un tel microprocesseur est généralement appelé multi-cœurs (ou « multicore » en langue anglaise).</text:p>
      <text:p text:style-name="P5"><text:soft-page-break/>Quelque soit l’architecture mise en œuvre, les processus P<text:span text:style-name="T2">1</text:span>, P<text:span text:style-name="T2">2</text:span>, P<text:span text:style-name="T2">J</text:span> de l’exemple de la figure 1 et les fils d’exécution qu’ils comportent peuvent être exécutés en parallèle.</text:p>
      <text:p text:style-name="P5"/>
      <text:p text:style-name="P5">Lorsque le processus P1 démarre au moins un fil d’exécution démarre également. Ce premier fil peut par la suite lancer l’exécution d’autres fils. Ces fils peuvent bien évidemment être des fils applicatifs (c’est-à-dire appartenant à l’application et permettant de mettre en œuvre la « logique » de l’application), mais aussi notamment un fil de journalisation F<text:span text:style-name="T2">J</text:span>.</text:p>
      <text:p text:style-name="P5"/>
      <text:p text:style-name="P5">Selon un mode de réalisation, lorsque le fil de journalisation démarre il créé :</text:p>
      <text:list xml:id="list100116947720958" text:continue-numbering="true" text:style-name="WW8Num3">
        <text:list-item>
          <text:p text:style-name="P7">Une interface de communication I<text:span text:style-name="T2">C</text:span>, permettant la réception de premières informations de journalisation des fils applicatifs F<text:span text:style-name="T2">1</text:span>, F<text:span text:style-name="T2">2</text:span>, c’est-à-dire du fil applicatif principal et d’éventuels fils qu’il pourra ensuite créer ;</text:p>
        </text:list-item>
        <text:list-item>
          <text:p text:style-name="P7">Une interface de publication I<text:span text:style-name="T2">P</text:span> permettant de publier des secondes informations de journalisation vers des éléments de traitement</text:p>
        </text:list-item>
      </text:list>
      <text:p text:style-name="P5">On appelle ici « éléments de traitement » les fils d’exécution et les processus. Sur la figure 1, comme nous le verrons ultérieurement, le processus de journalisation P<text:span text:style-name="T2">J</text:span> et le fil de sortie F<text:span text:style-name="T2">S</text:span> forme de tels éléments de traitement qui sont susceptibles de recevoir les informations de journalisation.</text:p>
      <text:p text:style-name="P5"/>
      <text:p text:style-name="P5">Selon un mode de réalisation de l’invention, ces interfaces sont de type « socket ». Un « socket » est un mécanisme de communication bien connu de l’homme du métier, apparu sur les systèmes d’exploitation de type « Unix » mais aujourd’hui présent sous la plupart des systèmes d’exploitation.</text:p>
      <text:p text:style-name="P5">Elles peuvent par exemple être conformes à ZeroMQ. ZeroMQ est une plateforme de type « middleware » qui s’insère entre le système <text:soft-page-break/>d’exploitation sous-jacent et les applications afin d’apporter des services d’infrastructure supplémentaires et indépendants du système d’exploitation. Par rapport à des plateformes concurrentes telles CORBA, par exemple (<text:span text:style-name="T1">Common Object Request Broker Architecture</text:span>), ZeroMQ apporte une grande facilité d’utilisation et de très bonnes performances : le code est très court pour les fils application, engendrant peu de surcharge de traitement, et le traitement au sein-même de la bibliothèque ZeroMQ est également très rapide. De sorte, ZeroMQ répond aux exigences de l’invention et permet de remplir les services souhaités sans ajout d’un traitement préjudiciable.</text:p>
      <text:p text:style-name="P5">Les mécanismes offerts par ZeroMQ sont notamment accessibles à travers une bibliothèque à du code applicatif en langage C. Les mécanismes et avantages de l’invention sont donc accessibles pour des processus développés en langage C.</text:p>
      <text:p text:style-name="P5"/>
      <text:p text:style-name="P5">Selon un mode de réalisation, l’interface de communication I<text:span text:style-name="T2">C</text:span> est une interface asynchrone : elle permet au fil applicatif d’émettre des informations de journalisation, puis de poursuivre son traitement, sans avoir à attendre un acquittement de la part du fil de journalisation F<text:span text:style-name="T2">J</text:span>.</text:p>
      <text:p text:style-name="P5">Dans le cadre d’une mise en œuvre utilisant ZeroMQ, cette interface de communication I<text:span text:style-name="T2">C</text:span> peut être de type push/pull. Auquel cas, dès son démarrage, le fil de journalisation créé un socket de type « pull ». Les fils applicatifs F<text:span text:style-name="T2">1</text:span>, F<text:span text:style-name="T2">2</text:span> peuvent alors transmettre les informations de journalisation à travers un socket de type « push » connectée au socket « pull » du fil de journalisation F<text:span text:style-name="T2">J</text:span>. </text:p>
      <text:p text:style-name="P5">Entre les deux types de sockets formant l’interface de communication I<text:span text:style-name="T2">C</text:span> un protocole de transport inter-fil et intraprocessus comme le protocole<office:annotation><dc:creator>Pierre Vignéras</dc:creator><dc:date>2014-09-05T09:10:45.039247653</dc:date><text:list text:style-name=""><text:list-item><text:p text:style-name="P25"><text:span text:style-name="T8">La phrase est étrange. Il manque un verbe.</text:span></text:p></text:list-item></text:list></office:annotation> « inproc ». Ce protocole permet la transmission de messages entre fils à l’intérieur <text:s/>d’un même processus : l’information est transmise directement par la mémoire appartenant au contexte associé au processus<office:annotation><dc:creator>Pierre Vignéras</dc:creator><dc:date>2014-09-05T09:11:20.039029300</dc:date><text:list text:continue-numbering="true" text:style-name=""><text:list-item><text:p text:style-name="P25"><text:span text:style-name="T8">Ce qui n'engendre pas d'entrée/sortie. C'est cet aspect particulier de l'invention qui offre la caractéristique haute performance : les fils d'exécution métier ne font jamais d'entrée/sorties (pour la journalisation).</text:span></text:p></text:list-item></text:list></office:annotation></text:p>
      <text:p text:style-name="P5">L’interface de publication I<text:span text:style-name="T2">P </text:span>peut comprendre un socket de type « pub » créé au sein du fil de journalisation F<text:span text:style-name="T2">J</text:span>. Les éléments de traitement <text:soft-page-break/>(processus ou fils) P<text:span text:style-name="T2">J</text:span>, F<text:span text:style-name="T2">S</text:span> peuvent créer des sockets de type « sub » afin de s’abonner (« subscribe » en anglais) au socket « pub » du fil de journalisation P<text:span text:style-name="T2">J</text:span>. Le modèle « publish-subscribe » géré par ZeroMQ permet ainsi de transmettre des messages vers tous le éléments de traitement préalablement abonnés.</text:p>
      <text:p text:style-name="P5"/>
      <text:p text:style-name="P5">Selon un mode de réalisation de l’invention, au démarrage du processus P<text:span text:style-name="T2">1</text:span>, le fil applicatif attend l’initialisation de ce fils de journalisation F<text:span text:style-name="T2">J</text:span> avant de poursuivre son exécution.</text:p>
      <text:p text:style-name="P5">Lorsqu’il lance l’exécution du fil de journalisation F<text:span text:style-name="T2">J</text:span>, le fil (principal) du processus P<text:span text:style-name="T2">1</text:span> peut préciser un nombre d’éléments de traitement qui doivent recevoir des informations de journalisation. Il recevra un acquittement de la part du fil de journalisation F<text:span text:style-name="T2">J</text:span> que lorsque ce nombre d’éléments de traitement abonné sera atteint. Une fois l’acquittement reçu, le fil d’exécution peut alors poursuivre son exécution.</text:p>
      <text:p text:style-name="P5"/>
      <text:p text:style-name="P5">De même, le fil de journalisation F<text:span text:style-name="T2">J </text:span>s’initialise en se synchronisant avec le nombre d’éléments de traitement qui doivent recevoir des informations de journalisation. </text:p>
      <text:p text:style-name="P5">Pour ce faire, le fil de journalisation F<text:span text:style-name="T2">J</text:span> peut publier des informations de synchronisation. A leur réception, les éléments de traitement qui les ont reçus vont transmettre un acquittement au fil de journalisation. Celui-ci peut compter les acquittements reçus et aisément déterminer lorsque le nombre spécifié est atteint.</text:p>
      <text:p text:style-name="P5">Cette phase de synchronisation permet de s’assurer qu’aucune information de journalisation n’est perdue : en effet, l’établissement de la connexion entre le fil de journalisation F<text:span text:style-name="T2">J</text:span> et les éléments de traitement peut prendre un certain temps. En outre, les éléments de traitement eux-mêmes peuvent être en cours d’initialisation également. Durant ce temps, si le fil de journalisation F<text:span text:style-name="T2">J</text:span> commençait immédiatement à émettre des informations de journalisation, celles-ci seraient perdues.<office:annotation><dc:creator>Pierre Vignéras</dc:creator><dc:date>2014-09-05T09:15:51.975338420</dc:date><text:list text:continue-numbering="true" text:style-name=""><text:list-item><text:p text:style-name="P25"><text:span text:style-name="T8">Cette phase de synchro répond à une contrainte des sockets PUB/SUB de 0MQ. La bonne performance de ces sockets provient de l'absence de ACK. Du coup, lorsqu'une connexion est réalisée, il n'est pas garantie que les premiers messages ne seront pas perdus en raison de cette absence de ACK. Pour pallier ce problème, on réalise un ACK à la main via cette phase de synchro : lorsque un fil Fs ou un process Pj reçoit des messages de synchro, il répond (via une autre socket 0MQ) qu'il est prêt. Ce qui garantie l'absence de perte de message.</text:span></text:p></text:list-item></text:list></office:annotation> Or, dans certaines situations, il <text:soft-page-break/>peut être important voire crucial de ne perdre aucune information de journalisation.</text:p>
      <text:p text:style-name="P5">Selon cette mise en œuvre, il est donc possible de spécifier le nombre des éléments de traitement pour lesquels la réception de l’ensemble des informations de synchronisation doit être garantie par ce mécanisme de synchronisation.</text:p>
      <text:p text:style-name="P5">Ce nombre d’éléments détermine un sous ensemble de l’ensemble des éléments de traitements abonnés, car une fois la phase d’initialisation terminée, il est tout à fait possible que d’autres éléments de traitement s’abonnent aux publications du fil de journalisation F<text:span text:style-name="T2">J</text:span>. Toutefois, ceux-ci peuvent manquer les premières publications du fil de journalisation F<text:span text:style-name="T2">J</text:span>.</text:p>
      <text:p text:style-name="P5"/>
      <text:p text:style-name="P5">Le procédé de journalisation selon l’invention comporte une étape d’exécution du processus P<text:span text:style-name="T2">1</text:span>. Comme précédemment décrit, cette exécution implique l’exécution d’au moins un fil applicatif F<text:span text:style-name="T2">1</text:span>, F<text:span text:style-name="T2">2</text:span><text:span text:style-name="T2"><office:annotation><dc:creator>Pierre Vignéras</dc:creator><dc:date>2014-09-05T09:19:55.277357990</dc:date><text:list text:continue-numbering="true" text:style-name=""><text:list-item><text:p text:style-name="P25"><text:span text:style-name="T8">Pourquoi F2 ici ? Il peut être utile de préciser que le fil F1 est l'exécution du main() en C.</text:span></text:p></text:list-item></text:list></office:annotation></text:span><text:span text:style-name="T2"> </text:span>et d’un fil de journalisation F<text:span text:style-name="T2">J</text:span>.</text:p>
      <text:p text:style-name="P5">Une fois la phase d’initialisation terminée, le ou les fils applicatifs exécutent le code de l’application logicielle. </text:p>
      <text:p text:style-name="P5">Le procédé consiste alors à détecter au sein du ou des fils applicatifs un événement de journalisation et à transmettre immédiatement des premières informations de journalisation e1, e2 au fil de journalisation F<text:span text:style-name="T2">J</text:span>.</text:p>
      <text:p text:style-name="P5">La détection d’un événement de journalisation est une technique connue en soi, qui consiste à insérer des jalons (ou « <text:span text:style-name="T1">logger</text:span> ») dans le code afin de déclencher un événement de journalisation lorsque certaines conditions sont remplies. Ces conditions peuvent être tout simplement le passage par un point précis du code (afin de permettre de suivre le déroulement du code), ou bien une situation d’erreur, etc.</text:p>
      <text:p text:style-name="P5">Ces informations de journalisation générées par le fil applicatif F<text:span text:style-name="T2">1</text:span>, F<text:span text:style-name="T2">2</text:span> sont ici appelées « premières informations de journalisation » afin de les distinguer des secondes informations de journalisation qui seront celles publiées par le fil de journalisation F<text:span text:style-name="T2">J</text:span>.</text:p>
      <text:p text:style-name="P5"><text:soft-page-break/>Ces informations peuvent ne comporter qu’un nom et un niveau. Selon un mode de réalisation, ces premières informations ne comportent que ce nom et ce niveau.</text:p>
      <text:p text:style-name="P5">Le nom peut être une chaîne de caractères identifiant un jalon au sein du code applicatif.</text:p>
      <text:p text:style-name="P5">Le niveau est généralement un nombre entier, identifiant un degré de criticité de l’événement. Ce niveau peut appartenir à une liste préalablement définie qui peut comprendre :</text:p>
      <text:list xml:id="list100115774458123" text:continue-list="list100116947720958" text:style-name="WW8Num3">
        <text:list-item>
          <text:p text:style-name="P7">« Critical » : pour indiquer une erreur critique qui, en général, engendre la terminaison du processus.</text:p>
        </text:list-item>
        <text:list-item>
          <text:p text:style-name="P7">« Error » : pour indiquer une erreur normale</text:p>
        </text:list-item>
        <text:list-item>
          <text:p text:style-name="P7">« Warning » : pour indiquer une erreur peu importante</text:p>
        </text:list-item>
        <text:list-item>
          <text:p text:style-name="P7">« Output » : pour indiquer un message normal, non lié à une erreur.</text:p>
        </text:list-item>
        <text:list-item>
          <text:p text:style-name="P7">« Info » : pour indiquer un message destiné à l’utilisateur de l’application (et non pas uniquement au développeur ou testeur)</text:p>
        </text:list-item>
        <text:list-item>
          <text:p text:style-name="P7">« Debug » : pour indiquer un message davantage de détail, destiné à des testeurs (ou « débogueurs ») de l’application</text:p>
        </text:list-item>
        <text:list-item>
          <text:p text:style-name="P7">« Trace » : pour indiquer un message lié au niveau le plus détaillé. Son utilisation est sans doute destinée au stade de développement de l’application.</text:p>
        </text:list-item>
      </text:list>
      <text:p text:style-name="P5">Cette liste est évidement non exhaustive. Bien d’autres niveaux peuvent être définis par le développeur de l’application.</text:p>
      <text:p text:style-name="P5"><text:s/>Il est important que toutes les sorties destinées aux développeurs ou testeurs soient conformes à ce formalisme afin d’être prises en compte par les mécanismes de l’invention. Il est notamment donc important pour le développeur d’éviter des sorties directes, notamment par la fonction printf() du langage C : elles peuvent être remplacées par le niveau « Output » par exemple.</text:p>
      <text:p text:style-name="P5"/>
      <text:p text:style-name="P5">Selon l’invention, le fil applicatif transmet immédiatement ces premières informations de journalisation au fil de journalisation F<text:span text:style-name="T2">J</text:span> au <text:soft-page-break/>travers de l’interface de communication I<text:span text:style-name="T2">C</text:span>. Comme il a été vu précédemment, cette interface est asynchrone et ne nécessite pas d’acquittement. Aucun verrou n’est non plus mis en place, de sorte qu’une fois l’émission effectuée (et sans se préoccuper de la réception par le fil de journalisation), le fil applicatif F<text:span text:style-name="T2">1</text:span>, F<text:span text:style-name="T2">2</text:span> peut poursuivre immédiatement le traitement applicatif.</text:p>
      <text:p text:style-name="P5">Selon un mode de réalisation, aucun autre traitement n’est appliqué entre la détection d’un événement de journalisation et l’émission des premières informations de journalisation.</text:p>
      <text:p text:style-name="P5">Selon un mode de réalisation, uniquement un traitement de mise au format est appliqué. </text:p>
      <text:p text:style-name="P5">En aucun cas, selon l’invention, le fil applicatif ne met en place des mécanismes d’entrées/sorties : ces mécanismes sont mis en œuvre par le fil de journalisation F<text:span text:style-name="T2">J</text:span>, et donc déportés hors du fil applicatif F<text:span text:style-name="T2">1</text:span>, F<text:span text:style-name="T2">2</text:span>.</text:p>
      <text:p text:style-name="P5">Il en résulte que pour le fil applicatif, le surcoût est réduit au minimum.<office:annotation><dc:creator>Pierre Vignéras</dc:creator><dc:date>2014-09-05T09:22:36.349218823</dc:date><text:list text:style-name=""><text:list-item><text:p text:style-name="P25"><text:span text:style-name="T8">En réalité, il faut pas mal d'autres techniques pour réduire le coût au minimum (allocation intelligente des chaînes de caractères en particulier) mais il me semble que cela sort du champ du brevet.</text:span></text:p></text:list-item></text:list></office:annotation></text:p>
      <text:p text:style-name="P5"/>
      <text:p text:style-name="P15">Selon un mode de réalisation de l’invention, le code applicatif est divisé en modules. Chaque module est associé à un nom ou identifiant, qui peut être incorporé dans le nom du jalon de journalisation. </text:p>
      <text:p text:style-name="P15">Par exemple, dans un module « Module1 », des jalons de noms « Module1.jalon1 », « Module1.jalon2 », etc.</text:p>
      <text:p text:style-name="P15">Ce mécanisme permet de nommer de façon plus claire les différents événements de journalisation : en fin de chaîne, on peut ainsi déterminer directement l’emplacement du code où a eu lien l’événement en fonction du nom de module inclut dans son nom.</text:p>
      <text:p text:style-name="P15"/>
      <text:p text:style-name="P15">Le fil de journalisation F<text:span text:style-name="T2">J</text:span> reçoit de façon asynchrone les premières informations de journalisation émises par le ou les fils applicatifs F<text:span text:style-name="T2">1</text:span>, F<text:span text:style-name="T2">2. </text:span>Son rôle est alors d’élaborer des secondes informations de journalisation à partir de :</text:p>
      <text:list xml:id="list100117402551574" text:continue-list="list100115774458123" text:style-name="WW8Num3">
        <text:list-item>
          <text:p text:style-name="P13"><text:soft-page-break/>Les premières informations de journalisation reçues des fils applicatifs, et,</text:p>
        </text:list-item>
        <text:list-item>
          <text:p text:style-name="P13">d’informations complémentaires.</text:p>
        </text:list-item>
      </text:list>
      <text:p text:style-name="P16"/>
      <text:p text:style-name="P15">Ces informations complémentaires peuvent notamment comprendre :</text:p>
      <text:list xml:id="list100117027588260" text:continue-numbering="true" text:style-name="WW8Num3">
        <text:list-item>
          <text:p text:style-name="P13">une date (« timestamp ») de survenue de l’événement de journalisation ;</text:p>
        </text:list-item>
        <text:list-item>
          <text:p text:style-name="P13">un identifiant du processus P<text:span text:style-name="T2">1</text:span>, </text:p>
        </text:list-item>
        <text:list-item>
          <text:p text:style-name="P13">d’autres informations sur le contexte d’exécution : identifiant du fil du noyau (« kernel »), nom de l’application logicielle, nom du fichier, numéro de la ligne du code applicatif, nom de la fonction en cours d’exécution, etc.</text:p>
        </text:list-item>
      </text:list>
      <text:p text:style-name="P16"/>
      <text:p text:style-name="P15">Le traitement mis en œuvre par le fil de journalisation F<text:span text:style-name="T2">J</text:span> peut se limiter à l’élaboration de ces secondes informations de journalisation.<office:annotation><dc:creator>Pierre Vignéras</dc:creator><dc:date>2014-09-05T09:25:19.790530804</dc:date><text:list text:style-name=""><text:list-item><text:p text:style-name="P25"><text:span text:style-name="T8">Pas exactement. Le fil de journalisation ne peut pas connaître certaines informations : numéro de ligne, nom de la fonction, etc... Il ne peut que connaître l'identifiant du processus puisqu'il est partagé par tous les fils.</text:span></text:p></text:list-item><text:list-item><text:p text:style-name="P25"><text:span text:style-name="T8">Par conséquent, les fils applicatifs F1, F2, etc, lorsqu'ils effectuent un log, produisent impérativement l'ensemble de ces informations (numéro de ligne, nom de fonction, nom de fichier, timestamp, etc.). C'est là où il faut être malin pour en minimiser le coût : ce qui passe par plusieurs techniques non présentées dans le document. Si vous pensez que c'est nécessaire, je peux les décrire. Notez que les opérations réalisées par les fils applicatifs ne sont pas des E/S.</text:span></text:p></text:list-item></text:list></office:annotation> L’élaboration peut comprendre d’une part l’adjonction des informations complémentaire mais aussi une mise en forme, selon un format prédéfini permettant son exploitation par des éléments de traitement.</text:p>
      <text:p text:style-name="P15">Cette mise au format peut être très simple et uniquement consister en un formatage de sorte que les secondes informations soient dans un format indépendant du langage informatique utilisé.</text:p>
      <text:p text:style-name="P15"/>
      <text:p text:style-name="P15">Ces secondes informations sont ensuite publiées par le fil de journalisation F<text:span text:style-name="T2">J</text:span> à travers l’interface de publication I<text:span text:style-name="T2">P</text:span>. Elles peuvent alors être reçues par un ou plusieurs éléments de traitement F<text:span text:style-name="T2">s</text:span>, P<text:span text:style-name="T2">J</text:span> préalablement inscrits auprès du fil de journalisation, ainsi que précédemment décrit.</text:p>
      <text:p text:style-name="P10"/>
      <text:p text:style-name="P10">Ces éléments de traitement peuvent comprendre un fil de sortie F<text:span text:style-name="T2">s</text:span> appartenant au processus P1. Ce fil de sortie peut être prévu pour réaliser une sortie des secondes informations de journalisation sur un <text:soft-page-break/>terminal de visualisation (écran…), dans un fichier stocké sur une mémoire, notamment une mémoire de masse, etc.</text:p>
      <text:p text:style-name="P10">Ces mécanismes de sortie sont en général coûteux en temps de traitement du fait de l’interaction nécessaire avec du matériel et, en général, de la nécessité d’un acquittement (le fil doit s’assurer que l’information a bien été mémorisée sur le disque dur, etc.). </text:p>
      <text:p text:style-name="P10">Grace à l’invention, ces mécanismes n’impactent pas le fil applicatif qui suit son déroulement de façon parallèle à celui du fil de journalisation.</text:p>
      <text:p text:style-name="P10"/>
      <text:p text:style-name="P10">Les éléments de traitement peuvent également comprendre un processus de journalisation P<text:span text:style-name="T2">J</text:span> distinct dudit processus P<text:span text:style-name="T2">1</text:span>.</text:p>
      <text:p text:style-name="P10">Ce processus peut également mettre en œuvre des mécanismes de sortie de la même façon qu’un fil de sortie F<text:span text:style-name="T2">S</text:span>.</text:p>
      <text:p text:style-name="P10">Il peut aussi mettre en œuvre des mécanismes plus complexes d’exploitation des informations de journalisation : filtrage, etc.</text:p>
      <text:p text:style-name="P5"/>
      <text:p text:style-name="P5">Selon une mise en œuvre de l’invention, lorsque le processus P<text:span text:style-name="T2">1</text:span> est dupliqué, le fil de journalisation F<text:span text:style-name="T2">J</text:span> et l’éventuel fil de sortie F<text:span text:style-name="T2">S</text:span> sont terminées, puis redémarrées au sein du processus parent initial P<text:span text:style-name="T2">1</text:span> et du processus fils<office:annotation><dc:creator>Pierre Vignéras</dc:creator><dc:date>2014-09-05T09:45:04.228299982</dc:date><text:list text:continue-numbering="true" text:style-name=""><text:list-item><text:p text:style-name="P25"><text:span text:style-name="T8">Justement non, pas dans le processus fils. La bibliothèque reste dans l'état 'FINALIZED' dans le fils. Ce dernier doit faire appel à une initialisation (repasser à l'état INITIALIZED) s'il souhaite utiliser la librairie. Ceci est non seulement requis, mais surtout souhaitable : il arrive (très) souvent qu'un fork() soit immédiatement suivi d'un exec() qui a pour effet d'écraser complètement le contenu du fils par un nouveau programme. Dans ce cas (98 % des cas), il serait inutile et coûteux de relancer toute la bibliothèque bxilog.</text:span></text:p></text:list-item></text:list></office:annotation>.</text:p>
      <text:p text:style-name="P5">La duplication, ou fourche, « fork » en langue anglaise, est le mécanisme de création d’un nouveau processus dans une application logicielle fonctionnant sous un système d’exploitation de type « Unix », ou conforme à la norme Posix.</text:p>
      <text:p text:style-name="P5">La duplication d’un processus comportant plusieurs fils d’exécution (« <text:span text:style-name="T1">multithreaded</text:span> » selon la terminologie anglaise) pose des problèmes importants. <text:s/><text:span text:style-name="T3">(à détailler ? ou référence à un document les exposants ?)</text:span><text:span text:style-name="T4"><office:annotation><dc:creator>Pierre Vignéras</dc:creator><dc:date>2014-09-05T09:53:54.687220750</dc:date><text:list text:continue-numbering="true" text:style-name=""><text:list-item><text:p text:style-name="P25"><text:span text:style-name="T8">Je vous invite à regarder le standard :</text:span><text:span text:style-name="T8"><text:a xlink:href="http://pubs.opengroup.org/onlinepubs/009695399/functions/fork.html" xlink:type="simple">http://pubs.opengroup.org/onlinepubs/009695399/functions/fork.html</text:a></text:span></text:p></text:list-item><text:list-item><text:p text:style-name="P25"><text:span text:style-name="T8">En particulier la section RATIONALE.</text:span></text:p></text:list-item></text:list></office:annotation></text:span></text:p>
      <text:p text:style-name="P5">Le mécanisme mis en œuvre par l’invention permet de les <text:change-start text:change-id="ct102500432"/><text:span text:style-name="T6">é</text:span><text:change-end text:change-id="ct102500432"/><text:change text:change-id="ct102180160"/>viter.</text:p>
      <text:p text:style-name="P5">En outre, une gestion d’une machine à états peut être mise en place afin d’éviter les duplications dans certaines situations. <text:change-start text:change-id="ct86592432"/><office:annotation><dc:creator>Pierre Vignéras</dc:creator><dc:date>2014-09-05T09:57:39.707608064</dc:date><text:list text:continue-numbering="true" text:style-name=""><text:list-item><text:p text:style-name="P25"><text:span text:style-name="T8">Éviter les duplications ? Il s'agit de les supporter plutôt.</text:span></text:p></text:list-item></text:list></office:annotation><text:change-end text:change-id="ct86592432"/></text:p>
      <text:p text:style-name="P5"><text:soft-page-break/>La figure 2 illustre une telle machine à états du fil de journalisation F<text:span text:style-name="T2">J</text:span>. On considère que le fil F<text:span text:style-name="T2">J</text:span> peut être dans 5 états principaux. Ces états sont classiques : </text:p>
      <text:list xml:id="list100117299678453" text:continue-list="list100117027588260" text:style-name="WW8Num3">
        <text:list-item>
          <text:p text:style-name="P7">« Unset » (indéterminé), correspondant à un état « non démarré ». Cela correspondant à l’état dans lequel le fil peut être avant que le fil applicatif ne déclenche son initialisation.</text:p>
        </text:list-item>
        <text:list-item>
          <text:p text:style-name="P7">« Initializing » (initialisation), correspondant à un état d’initialisation du fil, durant lequel notamment ont lieu l’étape de synchronisation préalablement décrite.</text:p>
        </text:list-item>
        <text:list-item>
          <text:p text:style-name="P7">« initialized » (initialisé), correspondant au fonctionnement normal du fil de journalisation.</text:p>
        </text:list-item>
        <text:list-item>
          <text:p text:style-name="P7">« finalizing » (terminaison) correspondant à la terminaison du fil de journalisation</text:p>
        </text:list-item>
        <text:list-item>
          <text:p text:style-name="P7">« Finalized » (terminé) correspondant à un état où le fil est terminé</text:p>
        </text:list-item>
      </text:list>
      <text:p text:style-name="P5">Dans certains états, selon ce mode de réalisation de l’invention, les duplications sont interdites. C’est le cas des états « initializing » et « finalizing » : le flèche « fork() » aboutit à un état « illégal »</text:p>
      <text:p text:style-name="P5">Dans les états particuliers <text:s/>« unset » et « finalized », la duplication peut être autorisée et ne pas donner lieu à des traitements particuliers. La flèche « fork() » reboucle sur l’état courant.</text:p>
      <text:p text:style-name="P5">Dans l’état « initialized », la duplication amène la transition vers l’état « finalizing » afin de terminer le fil de journalisation. </text:p>
      <text:p text:style-name="P5">Il en va de même pour l’éventuel fil de sortie F<text:span text:style-name="T2">S</text:span>. </text:p>
      <text:p text:style-name="P5">Une fois les fils terminés, le processus peut être dupliqué.</text:p>
      <text:p text:style-name="P5">Une fois la duplication effectuée, les fils F<text:span text:style-name="T2">J</text:span> et F<text:span text:style-name="T2">S</text:span> peut être redémarrés. Dans le processus parent (c’est-à-dire le processus initial P<text:span text:style-name="T2">1</text:span>), les fils sont redémarrés dans l’état où ils étaient avant la duplication, c’est-à-dire l’état « Initialized ». Dans le processus fils, les fils démarrent dans un état « unset » : le fil applicatif du processus fils doit alors lancer son initialisation pour le faire changer d’état.</text:p>
      <text:p text:style-name="P5"/>
      <text:p text:style-name="P5"><text:soft-page-break/>Par ailleurs, un processus P<text:span text:style-name="T2">1 </text:span>fonctionnant sous un système de type Posix ou unix peut recevoir des signaux. Ces signaux peuvent être prévus pour terminer le processus, comme les signaux SIGINT, SIGTERM, SIGQUIT, SIGSEGV, SIGBUS.</text:p>
      <text:p text:style-name="P5"/>
      <text:p text:style-name="P5">Lorsqu’un tel signal est reçu par le fil de journalisation F<text:span text:style-name="T2">J</text:span>, celui-ci peut choisir de les traiter ou non selon leur nature. Par exemple, les signaux SIGINT, SIGTERM et SIGQUIT peuvent être considérés comme devant être traités par le fil applicatif et donc non considérés par le fil de journalisation. Il peut par contre considérer d’autres types de signaux comme les signaux SIGSEGV et SIGBUS.</text:p>
      <text:p text:style-name="P5">A la réception d’un tel signal, le fil de journalisation F<text:span text:style-name="T2">J</text:span> peut considérer qu’il s’agit d’un événement de journalisation, et publier alors des informations de journalisation, liées à ce signal. </text:p>
      <text:p text:style-name="P5">Ensuite, il peut à nouveau déclencher ce signal et son traitement « normal ». Le traitement normal d’un signal est assuré par un code de traitement, appelé typiquement « handler », et associé à ce signal. Le traitement normal de ce signal SIGSEGV ou SIGBUS entraine la terminaison du processus.</text:p>
      <text:p text:style-name="P5"/>
      <text:p text:style-name="P5">Ainsi, grâce à ce mécanisme, le processus adopte le comportement attendu consistant à se terminer, mais il est aussi assuré qu’une journalisation a lieu lié à la réception de cet événement : aussi, si un élément de traitement est abonné au fil de journalisation, il sera informé de la cause de la terminaison du processus P<text:span text:style-name="T2">1</text:span>. </text:p>
      <text:p text:style-name="P5"/>
      <text:p text:style-name="P5">Si un signal est reçu par le fil applicatif, celui-ci peut déterminer qu’il s’agit d’un événement de journalisation. Pour ce faire, un code spécifique peut être associé au signal en tant que « handler » : à la réception d’un signal donné, c’est ce code spécifique qui est déclenché par le système d’exploitation.</text:p>
      <text:p text:style-name="P5"><text:soft-page-break/>Ce code spécifique permet la transmission immédiate de (premières) informations de journalisation vers le fil de journalisation au travers de l’interface de communication I<text:span text:style-name="T2">C</text:span>.</text:p>
      <text:p text:style-name="P5">Ce code peut également prévoir un temps d’attente permettant au fil de journalisation d’élaborer des secondes informations de journalisation à partir de ces premières informations de journalisation et de les publier via l’interface de publication.</text:p>
      <text:p text:style-name="P5">Seulement alors, le code spécifique peut appeler le code normal de traitement pour réaliser la terminaison du processus ou terminer lui-même le processus.</text:p>
      <text:p text:style-name="P5">Ainsi, les éléments de traitement abonnés peuvent être informés de la cause de la terminaison du processus.</text:p>
      <text:p text:style-name="P5"/>
      <text:p text:style-name="P12">Bien entendu, la présente invention n'est pas limitée aux exemples et au mode de réalisation décrits et représentés, mais elle est susceptible de nombreuses variantes accessibles à l'homme de l'art.</text:p>
      <text:p text:style-name="P5"/>
      <text:p text:style-name="P18">REVENDICATIONS</text:p>
      <text:p text:style-name="P12"/>
      <text:list xml:id="list469657662666665390" text:style-name="WW8Num4">
        <text:list-item>
          <text:p text:style-name="P14">Procédé de journalisation comportant des étapes consistant à :</text:p>
        </text:list-item>
      </text:list>
      <text:p text:style-name="P15">Exécuter un processus (P1) comportant au moins un fil applicatif (F1, F2) et un fil de journalisation (Fj) sur un ensemble de dispositifs de traitement de l’information ;</text:p>
      <text:p text:style-name="P15">Détecter au sein du au moins un fil applicatif un événement de journalisation et transmettre immédiatement des premières informations de journalisation audit fil de journalisation (F<text:span text:style-name="T2">J</text:span>) ;</text:p>
      <text:p text:style-name="P15">Recevoir lesdites premières informations de journalisation et élaborer des secondes informations de journalisation à partir desdites premières informations de journalisation et d’informations complémentaires ; et,</text:p>
      <text:p text:style-name="P15">Publier lesdites secondes informations de journalisation à travers une interface de publication (I<text:span text:style-name="T2">P</text:span>) vers au moins un élément de traitement (F<text:span text:style-name="T2">s</text:span>, P<text:span text:style-name="T2">J</text:span>) préalablement inscrit auprès dudit fil de journalisation.</text:p>
      <text:p text:style-name="P19"/>
      <text:list xml:id="list100116861053938" text:continue-numbering="true" text:style-name="WW8Num4">
        <text:list-item>
          <text:p text:style-name="P14">Procédé selon la revendication 1, dans lequel ledit au moins un élément de traitement comprend un fil de sortie (F<text:span text:style-name="T2">s</text:span>) appartenant audit processus (P<text:span text:style-name="T2">1</text:span>).</text:p>
        </text:list-item>
      </text:list>
      <text:p text:style-name="P19"/>
      <text:list xml:id="list100116190882688" text:continue-numbering="true" text:style-name="WW8Num4">
        <text:list-item>
          <text:p text:style-name="P14">Procédé selon l’une des revendications 1 ou 2, dans lequel ledit au moins un élément de traitement comprend un fil d’un processus de journalisation (P<text:span text:style-name="T2">J</text:span>) distinct dudit processus (P<text:span text:style-name="T2">1</text:span>).</text:p>
        </text:list-item>
      </text:list>
      <text:p text:style-name="P22"/>
      <text:list xml:id="list100116291180473" text:continue-numbering="true" text:style-name="WW8Num4">
        <text:list-item>
          <text:p text:style-name="P14">Procédé selon l’une des revendications précédentes dans lequel ledit fil applicatif (F<text:span text:style-name="T2">1</text:span>) transmet lesdites premières informations audit fil de journalisation de façon asynchrone à travers une interface de communication (I<text:span text:style-name="T2">C</text:span>). </text:p>
        </text:list-item>
      </text:list>
      <text:p text:style-name="P22"/>
      <text:list xml:id="list100116347782977" text:continue-numbering="true" text:style-name="WW8Num4">
        <text:list-item>
          <text:p text:style-name="P23"><text:soft-page-break/>Procédé selon la revendication précédente, dans lequel ladite interface de communication et la dite interface de publication sont de type socket et conformes à la bibliothèque ZeroMQ.</text:p>
        </text:list-item>
      </text:list>
      <text:p text:style-name="P22"/>
      <text:list xml:id="list100116444535907" text:continue-numbering="true" text:style-name="WW8Num4">
        <text:list-item>
          <text:p text:style-name="P23">Procédé selon l’une des revendications précédentes, dans lequel au démarrage dudit processus (P<text:span text:style-name="T2">1</text:span>), ledit au moins un fil applicatif (F1, F2) attend l’initialisation dudit fils de journalisation (F<text:span text:style-name="T2">j</text:span>) avant de poursuivre son exécution, et dans lequel ledit fils de journalisation s’initialise en se synchronisant avec un sous-ensemble dudit au moins un élément de traitement (F<text:span text:style-name="T2">s</text:span>, P<text:span text:style-name="T2">J</text:span>).</text:p>
        </text:list-item>
      </text:list>
      <text:p text:style-name="P24"/>
      <text:list xml:id="list100116332673081" text:continue-numbering="true" text:style-name="WW8Num4">
        <text:list-item>
          <text:p text:style-name="P14">Procédé selon l’une des revendications précédentes dans lequel lesdites premières informations de journalisation sont constituées d’un nom et d’un niveau.</text:p>
        </text:list-item>
      </text:list>
      <text:p text:style-name="Paragraphe_20_de_20_liste"/>
      <text:list xml:id="list100116628392203" text:continue-numbering="true" text:style-name="WW8Num4">
        <text:list-item>
          <text:p text:style-name="P14">Procédé selon l’une des revendications précédentes, dans lequel lorsque ledit processus (P<text:span text:style-name="T2">1</text:span>) est dupliqué, le fil de journalisation (F<text:span text:style-name="T2">J</text:span>) est terminée, puis redémarrée au sein du processus parent initial (P<text:span text:style-name="T2">1</text:span>) et du processus fils.</text:p>
        </text:list-item>
      </text:list>
      <text:p text:style-name="Paragraphe_20_de_20_liste"/>
      <text:list xml:id="list100117450941782" text:continue-numbering="true" text:style-name="WW8Num4">
        <text:list-item>
          <text:p text:style-name="P14">Procédé selon l’une des revendications précédentes, dans lequel lorsque ledit fils de journalisation reçoit un signal, il publie des secondes informations de journalisation liées audit signal, puis déclenche le code de traitement associé audit signal.</text:p>
        </text:list-item>
      </text:list>
      <text:p text:style-name="Paragraphe_20_de_20_liste"/>
      <text:list xml:id="list100115898530389" text:continue-numbering="true" text:style-name="WW8Num4">
        <text:list-item>
          <text:p text:style-name="P14">Procédé selon l’une des revendications précédentes, dans lequel lorsque ledit fils applicatif reçoit un signal, il transmet des premières informations de journalisation liées audit signal audit fil de journalisation, attend durant un temps déterminé puis provoque la terminaison dudit processus. </text:p>
        </text:list-item>
      </text:list>
      <text:p text:style-name="P17">ABREGE</text:p>
      <text:p text:style-name="P12"/>
      <text:p text:style-name="P12">L’invention concerne </text:p>
      <text:p text:style-name="P12"/>
      <text:p text:style-name="P12"/>
      <text:p text:style-name="P12">Fig.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DejaVu Sans" svg:font-family="'DejaVu Sans'" style:font-family-generic="swiss"/>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3pt" style:font-size-asian="13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line-height="0.25in" fo:keep-with-next="always"/>
      <style:text-properties style:text-underline-style="solid" style:text-underline-width="auto" style:text-underline-color="font-color" style:font-name-asian="Times" style:font-family-asian="Times" style:font-family-generic-asian="roman" style:font-pitch-asian="variable"/>
    </style:style>
    <style:style style:name="Contents_20_3" style:display-name="Contents 3" style:family="paragraph" style:parent-style-name="Standard" style:next-style-name="Standard" style:class="index">
      <style:paragraph-properties fo:margin-left="0.278in" fo:margin-right="0in" fo:text-indent="0in" style:auto-text-indent="false">
        <style:tab-stops>
          <style:tab-stop style:position="6.3in" style:type="right" style:leader-style="dotted" style:leader-text="."/>
        </style:tab-stops>
      </style:paragraph-properties>
    </style:style>
    <style:style style:name="PN" style:family="paragraph" style:parent-style-name="Standard">
      <style:paragraph-properties fo:margin-left="0in" fo:margin-right="0in" fo:line-height="0.25in" fo:text-align="justify" style:justify-single-word="false" fo:text-indent="0.3937in" style:auto-text-indent="false"/>
      <style:text-properties fo:font-size="12pt" style:font-size-asian="12pt"/>
    </style:style>
    <style:style style:name="PG" style:family="paragraph" style:parent-style-name="PN">
      <style:paragraph-properties fo:margin-left="0in" fo:margin-right="0in" fo:line-height="0.25in" fo:text-indent="0in" style:auto-text-indent="false"/>
      <style:text-properties style:text-underline-style="solid" style:text-underline-width="auto" style:text-underline-color="font-color"/>
    </style:style>
    <style:style style:name="P1" style:family="paragraph" style:parent-style-name="PG">
      <style:paragraph-properties fo:margin-left="0.3937in" fo:margin-right="0in" fo:line-height="0.25in" fo:text-indent="0in" style:auto-text-indent="false"/>
      <style:text-properties style:text-underline-style="none"/>
    </style:style>
    <style:style style:name="P2" style:family="paragraph" style:parent-style-name="P1">
      <style:paragraph-properties fo:margin-left="0.7874in" fo:margin-right="0in" fo:text-indent="0in" style:auto-text-indent="false"/>
    </style:style>
    <style:style style:name="P3" style:family="paragraph" style:parent-style-name="P2">
      <style:paragraph-properties fo:margin-left="1.1811in" fo:margin-right="0in" fo:text-indent="0in" style:auto-text-indent="false"/>
    </style:style>
    <style:style style:name="P4" style:family="paragraph" style:parent-style-name="P3">
      <style:paragraph-properties fo:margin-left="1.5752in" fo:margin-right="0in" fo:text-indent="0in" style:auto-text-indent="false"/>
      <style:text-properties fo:font-size="12pt" style:font-size-asian="12pt"/>
    </style:style>
    <style:style style:name="TC" style:family="paragraph" style:parent-style-name="PN">
      <style:paragraph-properties fo:text-align="center" style:justify-single-word="false"/>
      <style:text-properties fo:text-transform="uppercase" style:text-underline-style="solid" style:text-underline-width="auto" style:text-underline-color="font-color" fo:font-weight="bold"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Pavé" style:family="paragraph" style:parent-style-name="PG">
      <style:text-properties style:text-underline-style="none"/>
    </style:style>
    <style:style style:name="Paragraphe_20_de_20_liste" style:display-name="Paragraphe de liste" style:family="paragraph" style:parent-style-name="Standard">
      <style:paragraph-properties fo:margin-left="0.4917in" fo:margin-right="0in" fo:text-indent="0in"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style style:name="WW8Num2z0" style:family="text">
      <style:text-properties fo:font-size="10pt" style:font-size-asian="10pt"/>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Police_20_par_20_défaut" style:display-name="Police par défaut" style:family="text"/>
    <style:style style:name="Line_20_numbering" style:display-name="Line numbering" style:family="text" style:parent-style-name="Police_20_par_20_défau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1063in" fo:margin-left="0.5in"/>
        </style:list-level-properties>
      </text:list-level-style-number>
      <text:list-level-style-number text:level="3" text:style-name="WW8Num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4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4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4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5in" fo:text-indent="-0.1063in" fo:margin-left="0.5in"/>
        </style:list-level-properties>
      </text:list-level-style-number>
      <text:list-level-style-number text:level="3" text:style-name="WW8Num5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5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5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5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5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text:offset="0.3543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language-asian="en" style:country-asian="US"/>
    </style:style>
    <style:style style:name="MP2" style:family="paragraph" style:parent-style-name="Standard">
      <style:text-properties fo:font-size="11pt" style:font-size-asian="11pt" style:font-size-complex="11pt"/>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page-layout style:name="Mpm1">
      <style:page-layout-properties fo:page-width="8.2681in" fo:page-height="11.6929in" style:num-format="1" style:print-orientation="portrait" fo:margin-top="0.8661in" fo:margin-bottom="1.3783in" fo:margin-left="1.772in" fo:margin-right="1.3783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bottom="0.6701in" style:dynamic-spacing="true"/>
      </style:header-style>
      <style:footer-style/>
    </style:page-layout>
  </office:automatic-styles>
  <office:master-styles>
    <style:master-page style:name="Standard" style:page-layout-name="Mpm1">
      <style:header>
        <text:p text:style-name="MP1"><draw:frame draw:style-name="Mfr1" draw:name="Frame1" text:anchor-type="paragraph" svg:y="0.0008in" draw:z-index="17"><draw:text-box fo:min-height="0.0228in" fo:min-width="0in"><text:p text:style-name="Header"><text:span text:style-name="Page_20_Number"><text:page-number text:select-page="current">18</text:page-number></text:span></text:p></draw:text-box></draw:frame><draw:frame draw:style-name="Mfr2" draw:name="Frame2" text:anchor-type="char" svg:x="-0.8984in" svg:y="-0.1465in" svg:width="5in" svg:height="0.3752in" draw:z-index="35"><draw:text-box><text:p text:style-name="MP2"><text:file-name text:display="name-and-extension">218882FR.odt</text:file-name></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présente invention concerne</dc:title>
    <meta:initial-creator>Régis Vigand</meta:initial-creator>
    <meta:creation-date>2014-08-28T13:43:00</meta:creation-date>
    <dc:creator>Pierre Vignéras</dc:creator>
    <dc:date>2014-09-05T10:01:15.525748717</dc:date>
    <meta:print-date>2014-09-03T15:28:00</meta:print-date>
    <meta:editing-cycles>20</meta:editing-cycles>
    <meta:editing-duration>P1DT3H40S</meta:editing-duration>
    <meta:generator>LibreOffice/4.2.5.2$Linux_X86_64 LibreOffice_project/420m0$Build-2</meta:generator>
    <meta:document-statistic meta:table-count="0" meta:image-count="0" meta:object-count="0" meta:page-count="18" meta:paragraph-count="141" meta:word-count="4319" meta:character-count="28022" meta:non-whitespace-character-count="23845"/>
  </office:meta>
</office:document-meta>
</file>